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ULTORIO CLINICO VETERINARIO ARANIBAR S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96644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LINA BUSTINZA, LUIS MART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644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3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742267</text:p>
          </table:table-cell>
          <table:table-cell table:style-name="Tabla2.A2" office:value-type="string">
            <text:p text:style-name="P9">31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36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